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a80" officeooo:paragraph-rsid="001a8a80"/>
    </style:style>
    <style:style style:name="P2" style:family="paragraph" style:parent-style-name="Standard">
      <style:text-properties officeooo:rsid="001c86a2" officeooo:paragraph-rsid="001c86a2"/>
    </style:style>
    <style:style style:name="P3" style:family="paragraph" style:parent-style-name="Standard">
      <style:text-properties officeooo:paragraph-rsid="001c86a2"/>
    </style:style>
    <style:style style:name="P4" style:family="paragraph" style:parent-style-name="Standard">
      <style:text-properties fo:font-weight="bold" officeooo:rsid="001f287f" officeooo:paragraph-rsid="001f287f" style:font-weight-asian="bold" style:font-weight-complex="bold"/>
    </style:style>
    <style:style style:name="P5" style:family="paragraph" style:parent-style-name="Standard">
      <style:text-properties fo:font-weight="bold" officeooo:rsid="001f2dd4" officeooo:paragraph-rsid="001f2dd4" style:font-weight-asian="bold" style:font-weight-complex="bold"/>
    </style:style>
    <style:style style:name="P6" style:family="paragraph" style:parent-style-name="Standard">
      <style:text-properties fo:font-weight="normal" officeooo:rsid="001f287f" officeooo:paragraph-rsid="00204ec5" style:font-weight-asian="normal" style:font-weight-complex="normal"/>
    </style:style>
    <style:style style:name="P7" style:family="paragraph" style:parent-style-name="Standard">
      <style:text-properties fo:font-weight="normal" officeooo:rsid="001f2dd4" officeooo:paragraph-rsid="001f2dd4" style:font-weight-asian="normal" style:font-weight-complex="normal"/>
    </style:style>
    <style:style style:name="P8" style:family="paragraph" style:parent-style-name="Standard">
      <style:text-properties fo:font-weight="bold" officeooo:rsid="001a8a80" officeooo:paragraph-rsid="001c86a2" style:font-weight-asian="bold" style:font-weight-complex="bold"/>
    </style:style>
    <style:style style:name="P9" style:family="paragraph" style:parent-style-name="Standard">
      <style:text-properties officeooo:rsid="001dc658" officeooo:paragraph-rsid="0021d056"/>
    </style:style>
    <style:style style:name="T1" style:family="text">
      <style:text-properties officeooo:rsid="001a8a80"/>
    </style:style>
    <style:style style:name="T2" style:family="text">
      <style:text-properties officeooo:rsid="001c86a2"/>
    </style:style>
    <style:style style:name="T3" style:family="text">
      <style:text-properties fo:font-weight="bold" officeooo:rsid="001a8a80" style:font-weight-asian="bold" style:font-weight-complex="bold"/>
    </style:style>
    <style:style style:name="T4" style:family="text">
      <style:text-properties fo:font-weight="bold" officeooo:rsid="001c86a2" style:font-weight-asian="bold" style:font-weight-complex="bold"/>
    </style:style>
    <style:style style:name="T5" style:family="text">
      <style:text-properties fo:font-weight="bold" officeooo:rsid="001f287f" style:font-weight-asian="bold" style:font-weight-complex="bold"/>
    </style:style>
    <style:style style:name="T6" style:family="text">
      <style:text-properties fo:font-weight="bold" officeooo:rsid="00204ec5" style:font-weight-asian="bold" style:font-weight-complex="bold"/>
    </style:style>
    <style:style style:name="T7" style:family="text">
      <style:text-properties officeooo:rsid="00204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Compiling smaller models:</text:span><text:span text:style-name="T1"><text:line-break/></text:span></text:p>
      <text:p text:style-name="P8">1) Dispersion fixed:</text:p>
      <text:p text:style-name="P1">Fix dispersion at some value? (for simulated data is easy. For real data, I think, that I will fix at equidispersion value). Dispersion is passed as DATA_VECTOR(); </text:p>
      <text:p text:style-name="P1"/>
      <text:p text:style-name="P3"><text:span text:style-name="T4">2) Comum </text:span><text:span text:style-name="T5">V</text:span><text:span text:style-name="T4">ar;</text:span></text:p>
      <text:p text:style-name="P9">Same variance for both random effects. </text:p>
      <text:p text:style-name="P3"><text:span text:style-name="T2">Fix var of random effect at some value! (</text:span><text:span text:style-name="T7">Fix at </text:span><text:span text:style-name="T6">1</text:span><text:span text:style-name="T2">)</text:span></text:p>
      <text:p text:style-name="P2"/>
      <text:p text:style-name="P4">3) Var Fixed</text:p>
      <text:p text:style-name="P6">Fix variance of both random effect in a value. (<text:span text:style-name="T7">Fix at </text:span><text:span text:style-name="T6">1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08:36:47.555310022</meta:creation-date>
    <dc:date>2020-10-08T19:04:38.859288893</dc:date>
    <meta:editing-duration>PT40M19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8" meta:word-count="68" meta:character-count="381" meta:non-whitespace-character-count="318"/>
  </office:meta>
</office:document-meta>
</file>